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1.411cm" svg:stroke-color="#ffff00" draw:marker-start-width="4.434cm" draw:marker-end-width="4.434cm" svg:stroke-linecap="round" draw:fill="solid" draw:fill-color="#999999" draw:textarea-vertical-align="middle" fo:padding-top="0.83cm" fo:padding-bottom="0.83cm" fo:padding-left="0.955cm" fo:padding-right="0.9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9.089cm" svg:y1="10.55cm" svg:x2="14.078cm" svg:y2="5.561cm">
            <text:p/>
          </draw:line>
          <draw:line draw:style-name="gr1" draw:text-style-name="P1" draw:layer="layout" svg:x1="14.078cm" svg:y1="10.551cm" svg:x2="9.089cm" svg:y2="5.56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08T18:17:30</meta:creation-date>
    <dc:date>2021-01-08T19:52:41</dc:date>
    <meta:editing-duration>PT16M10S</meta:editing-duration>
    <meta:editing-cycles>3</meta:editing-cycles>
    <meta:generator>OpenOffice/4.1.4$Unix OpenOffice.org_project/414m5$Build-9788</meta:generator>
    <meta:document-statistic meta:object-count="3"/>
  </office:meta>
</office:document-meta>
</file>